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XQuery full-text parser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Mads Nyborg &amp; Andreas Ravnest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genda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Query og XPath</text:p>
              </text:list-item>
            </text:list>
            <text:list text:style-name="L2">
              <text:list-item>
                <text:p text:style-name="P2">Relasjonell algebra</text:p>
              </text:list-item>
            </text:list>
            <text:list text:style-name="L2">
              <text:list-item>
                <text:p text:style-name="P2">Parsing av XQuery med fulltekst-utvidelser</text:p>
              </text:list-item>
            </text:list>
            <text:list text:style-name="L2">
              <text:list-item>
                <text:p text:style-name="P2">Oversetting til relasjonell algeb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XQuery og XPath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XQuery: Spørringsspråk for XML-dokumenter</text:p>
              </text:list-item>
            </text:list>
            <text:list text:style-name="L2">
              <text:list-item>
                <text:p text:style-name="P2">XPath: nodeadressering for XML-dokume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XPath/XQuery eksempel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 text:style-name="P1">Relasjonsalgebra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XQuery parsing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Basert på EBNF fra W3C</text:p>
              </text:list-item>
            </text:list>
            <text:list text:style-name="L2">
              <text:list-item>
                <text:p text:style-name="P2">Parser/lexer generert av ANTLR</text:p>
              </text:list-item>
            </text:list>
            <text:list text:style-name="L2">
              <text:list-item>
                <text:p text:style-name="P2">Abstrakt syntaxtre (A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Oversetting til relalg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ransformering av AST til relasjonell algebra</text:p>
              </text:list-item>
            </text:list>
            <text:list text:style-name="L2">
              <text:list-item>
                <text:p text:style-name="P2">Utfordringer</text:p>
              </text:list-item>
            </text:list>
            <text:list text:style-name="L2">
              <text:list-item>
                <text:list>
                  <text:list-item>
                    <text:p text:style-name="P4">XML er strukturert og/eller semistrukture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LW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lltekst-operasjo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0-08T15:42:37</meta:creation-date>
    <dc:date>2007-10-08T18:37:50</dc:date>
    <dc:language>fi-FI</dc:language>
    <meta:editing-cycles>4</meta:editing-cycles>
    <meta:editing-duration>PT2H19M25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